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style:writing-mode="lr-tb"/>
      <style:text-properties fo:font-size="11pt" style:text-underline-style="solid" style:text-underline-width="auto" style:text-underline-color="font-color" style:font-size-asian="11pt" style:font-size-complex="11pt"/>
    </style:style>
    <style:style style:name="P3" style:family="paragraph" style:parent-style-name="Standard">
      <style:paragraph-properties style:writing-mode="lr-tb"/>
      <style:text-properties fo:font-size="11pt" style:font-size-asian="11pt" style:font-size-complex="11pt"/>
    </style:style>
    <style:style style:name="P4" style:family="paragraph" style:parent-style-name="Standard">
      <style:paragraph-properties style:writing-mode="lr-tb"/>
      <style:text-properties fo:font-size="11pt" style:text-underline-style="none" style:font-size-asian="11pt" style:font-size-complex="11pt"/>
    </style:style>
    <style:style style:name="P5" style:family="paragraph" style:parent-style-name="Standard">
      <style:paragraph-properties style:writing-mode="lr-tb"/>
      <style:text-properties fo:font-size="11pt" fo:font-style="italic" style:text-underline-style="none" style:font-size-asian="11pt" style:font-style-asian="italic" style:font-size-complex="11pt" style:font-style-complex="italic"/>
    </style:style>
    <style:style style:name="P6" style:family="paragraph" style:parent-style-name="Standard">
      <style:text-properties fo:font-size="11pt" style:text-underline-style="none" style:font-size-asian="11pt" style:font-size-complex="11pt"/>
    </style:style>
    <style:style style:name="P7" style:family="paragraph" style:parent-style-name="Standard">
      <style:text-properties fo:font-size="11pt" style:text-underline-style="solid" style:text-underline-width="auto" style:text-underline-color="font-color" style:font-size-asian="11pt" style:font-size-complex="11pt"/>
    </style:style>
    <style:style style:name="P8" style:family="paragraph" style:parent-style-name="Standard">
      <style:text-properties fo:font-size="11pt" style:font-size-asian="11pt" style:font-size-complex="11pt"/>
    </style:style>
    <style:style style:name="P9" style:family="paragraph" style:parent-style-name="Standard">
      <style:text-properties fo:font-size="11pt" fo:font-style="italic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padding="0.074cm" fo:border-left="none" fo:border-right="none" fo:border-top="none" fo:border-bottom="0.002cm solid #000000" style:writing-mode="lr-tb" style:join-border="false"/>
      <style:text-properties fo:font-size="11pt" style:text-underline-style="none" style:font-size-asian="11pt" style:font-size-complex="11pt"/>
    </style:style>
    <style:style style:name="P1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size="11pt" style:font-size-asian="11pt" style:font-size-complex="11pt"/>
    </style:style>
    <style:style style:name="P12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size="11pt" style:text-underline-style="none" style:font-size-asian="11pt" style:font-size-complex="11pt"/>
    </style:style>
    <style:style style:name="P13" style:family="paragraph" style:parent-style-name="Standard">
      <style:text-properties fo:font-size="11pt" style:text-underline-style="none" style:font-size-asian="11pt" style:font-size-complex="11pt"/>
    </style:style>
    <style:style style:name="P14" style:family="paragraph" style:parent-style-name="Standard">
      <style:text-properties fo:font-size="11pt" style:text-underline-style="none" style:font-size-asian="11pt" style:language-asian="zh" style:country-asian="CN" style:font-size-complex="11pt"/>
    </style:style>
    <style:style style:name="P15" style:family="paragraph" style:parent-style-name="Standard">
      <style:text-properties style:language-asian="zh" style:country-asian="CN"/>
    </style:style>
    <style:style style:name="P16" style:family="paragraph" style:parent-style-name="Standard">
      <style:text-properties fo:font-weight="bold" style:font-weight-asian="bold" style:font-weight-complex="bold"/>
    </style:style>
    <style:style style:name="P17" style:family="paragraph" style:parent-style-name="Standard">
      <style:text-properties fo:font-weight="normal" style:font-weight-asian="normal" style:font-weight-complex="normal"/>
    </style:style>
    <style:style style:name="P18" style:family="paragraph" style:parent-style-name="Standard">
      <style:paragraph-properties style:writing-mode="lr-tb"/>
    </style:style>
    <style:style style:name="P19" style:family="paragraph" style:parent-style-name="Standard">
      <style:paragraph-properties style:writing-mode="lr-tb"/>
      <style:text-properties fo:font-size="11pt" style:text-underline-style="none" style:font-size-asian="11pt" style:font-size-complex="11pt"/>
    </style:style>
    <style:style style:name="P20" style:family="paragraph" style:parent-style-name="Standard">
      <style:paragraph-properties style:writing-mode="lr-tb">
        <style:tab-stops>
          <style:tab-stop style:position="2.355cm"/>
        </style:tab-stops>
      </style:paragraph-properties>
    </style:style>
    <style:style style:name="P21" style:family="paragraph" style:parent-style-name="Standard">
      <style:paragraph-properties style:writing-mode="lr-tb"/>
      <style:text-properties style:text-underline-style="none" fo:font-weight="bold" style:language-asian="zh" style:country-asian="CN" style:font-weight-asian="bold" style:font-weight-complex="bold"/>
    </style:style>
    <style:style style:name="P22" style:family="paragraph" style:parent-style-name="Standard">
      <style:paragraph-properties style:writing-mode="lr-tb"/>
      <style:text-properties fo:font-weight="normal" style:language-asian="zh" style:country-asian="CN" style:font-weight-asian="normal" style:font-weight-complex="normal"/>
    </style:style>
    <style:style style:name="P23" style:family="paragraph" style:parent-style-name="Standard">
      <style:paragraph-properties fo:margin-top="0cm" fo:margin-bottom="0cm" fo:line-height="100%" style:writing-mode="lr-tb"/>
      <style:text-properties fo:font-size="11pt" style:text-underline-style="none" style:font-size-asian="11pt" style:font-size-complex="11pt"/>
    </style:style>
    <style:style style:name="P24" style:family="paragraph" style:parent-style-name="Standard">
      <style:paragraph-properties fo:margin-top="0cm" fo:margin-bottom="0cm" fo:line-height="100%" style:writing-mode="lr-tb"/>
      <style:text-properties fo:font-size="11pt" style:text-underline-style="none" style:font-size-asian="11pt" style:language-asian="zh" style:country-asian="CN" style:font-size-complex="11pt"/>
    </style:style>
    <style:style style:name="P25" style:family="paragraph" style:parent-style-name="Standard">
      <style:paragraph-properties fo:margin-top="0cm" fo:margin-bottom="0cm" fo:line-height="100%" fo:padding="0.074cm" fo:border-left="none" fo:border-right="none" fo:border-top="none" fo:border-bottom="0.002cm solid #000000" style:writing-mode="lr-tb" style:join-border="false"/>
      <style:text-properties fo:font-size="11pt" style:text-underline-style="none" style:font-size-asian="11pt" style:font-size-complex="11pt"/>
    </style:style>
    <style:style style:name="T1" style:family="text">
      <style:text-properties style:text-underline-style="none"/>
    </style:style>
    <style:style style:name="T2" style:family="text">
      <style:text-properties style:text-underline-style="none" style:language-asian="ja" style:country-asian="JP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normal" style:language-asian="zh" style:country-asian="CN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style:language-asian="zh" style:country-asian="CN"/>
    </style:style>
    <style:style style:name="T6" style:family="text">
      <style:text-properties fo:font-size="11pt" style:text-underline-style="none" style:font-size-asian="11pt" style:language-asian="zh" style:country-asian="CN" style:font-size-complex="11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language-asian="zh" style:country-asian="CN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style:language-asian="zh" style:country-asian="CN" style:font-weight-asian="normal" style:font-weight-complex="normal"/>
    </style:style>
    <style:style style:name="T12" style:family="text">
      <style:text-properties style:language-asian="zh" style:country-asian="CN"/>
    </style:style>
    <style:style style:name="T13" style:family="text">
      <style:text-properties fo:color="#c5000b" style:language-asian="zh" style:country-asian="CN"/>
    </style:style>
    <style:style style:name="T14" style:family="text">
      <style:text-properties fo:color="#c5000b" fo:font-size="11pt" style:text-underline-style="none" style:font-size-asian="11pt" style:language-asian="zh" style:country-asian="CN" style:font-size-complex="11pt"/>
    </style:style>
    <style:style style:name="T15" style:family="text">
      <style:text-properties fo:color="#0084d1" style:language-asian="zh" style:country-asian="C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s mécanismes de la croissance 1960-2000</text:p>
      <text:p text:style-name="P4"/>
      <text:p text:style-name="P2"><text:span text:style-name="T2">[1]&amp;[2] </text:span>1. PIB et taux de croissance du PIB entre 1960 et 2015 (courbes)<text:span text:style-name="T1"> :</text:span></text:p>
      <text:p text:style-name="P6">Courbe 1 : éco jap presque constamment croissante, PIB*6 → tendance générale à la hausse</text:p>
      <text:p text:style-name="P6">Courbe 2 : taux de croissance presque tt le tmp &gt;0 (\73, 94, 98=crise) == PIB aug d'une année sur l'autre</text:p>
      <text:p text:style-name="P6">→ 60+ ans que l'éco jap en croissance, malgré croissance bcp - forte 90-00</text:p>
      <text:p text:style-name="P8"/>
      <text:p text:style-name="P8"><text:span text:style-name="T1">[5] </text:span><text:span text:style-name="T3">PIB par habitant</text:span> :</text:p>
      <text:p text:style-name="P6">~1. Croissance positive quasi totale du PIB par habitant de 60 à 2015 (0,75 → 4,75 millions de yen)</text:p>
      <text:p text:style-name="P6">Première stagnation longue vers 90-95 et croissance bcp - forte jusqu'aux déb 00'</text:p>
      <text:p text:style-name="P4"/>
      <text:p text:style-name="P2"><text:span text:style-name="T1">[15] </text:span>Emissions de CO2<text:span text:style-name="T1"> :</text:span></text:p>
      <text:p text:style-name="P4">Tendance de hausse de la quantité de CO2 émise aussi : 2,5 tonnes par habitant en 60 → 9,5 tonnes en 2000</text:p>
      <text:p text:style-name="P4">Vers F80'-D90', pollution++++ alors que pdt crise donc - de prod/ventes</text:p>
      <text:p text:style-name="P4">Progrès techniques et croissance positive de l'économie s'accompagnent de pollution</text:p>
      <text:p text:style-name="P10"/>
      <text:p text:style-name="P4"/>
      <text:p text:style-name="P7"><text:span text:style-name="T1">[3] </text:span>2. Décomposition des raisons de la croissance éco jap vu du point de vue de l'offre<text:span text:style-name="T1"> :</text:span></text:p>
      <text:p text:style-name="P9">Point de vue de l'offre == des entreprises/de l'employeur/des producteurs</text:p>
      <text:p text:style-name="P9">Point de vue de la demande == des consommateurs</text:p>
      <text:p text:style-name="P9">Croissance lié à activité entreprises ou au fait que consommateurs achète bcp → 2 man de voir croissance</text:p>
      <text:p text:style-name="P8"/>
      <text:p text:style-name="P8">Croissance en éco permise par augmentat° du capital ou travail, et cumul des deux pour + de prod : </text:p>
      <text:p text:style-name="P8">*temps de travail, qualité de travail (+ efficace, car trav mieux formés ou travail mieux organisé) *investissement en capital</text:p>
      <text:p text:style-name="P8">*productivité globale des facteurs (PGF) = permis par l'effet amplificateur des facteurs les uns sur les autres (pas seulement en augmentant fortement un facteur) ~progrès technique</text:p>
      <text:p text:style-name="P8"/>
      <text:p text:style-name="P8">70-90 : croissance forte ~4,5%, notamment ac contribution du capital et progrès technique</text:p>
      <text:p text:style-name="P8">tandis que 90-00 : croissance/3 → ~1,5%, perte d'efficacité inves ds capital (notamment parce que - de progrès techniques « révolutionnaires ») et diminution du temps de travail général (- de pop active, cf [4])</text:p>
      <text:p text:style-name="P8"/>
      <text:p text:style-name="P8">Augmentation du capital (investissement dans nouvelles machines) participe beaucoup à la croissance de la productivité dans 70' et 80', mais plus trop le cas dans 90' et encore moins dans 00' </text:p>
      <text:p text:style-name="P8">→ processus de production à peu près définitifs, donc - d'innovations que dans 80', dc augmentat° marginale</text:p>
      <text:p text:style-name="P8">→ on atteint les limites ?</text:p>
      <text:p text:style-name="P8"/>
      <text:p text:style-name="P8">Le temps de travail ne contribue plus à la croissance éco (emploi de moins bonne qualité, les personnes se retrouvent à faire des emplois pas au niveau de leur qualification)</text:p>
      <text:p text:style-name="P11"/>
      <text:p text:style-name="P8"/>
      <text:p text:style-name="P8"><text:span text:style-name="T1">[4] </text:span><text:span text:style-name="T3">3. Force de travail</text:span> : → quantité de travail</text:p>
      <text:p text:style-name="P9">Courbe noire = population de 15+ ans</text:p>
      <text:p text:style-name="P9">Courbe grise = population active</text:p>
      <text:p text:style-name="P8"/>
      <text:p text:style-name="P8">Ecart de plus en plus important entre les deux courbes, mais dans le même sens de croissance</text:p>
      <text:p text:style-name="P8">→ stagnation surtout lié au vieillissement (pop au chômage € [15+]) (et aussi contribution de l'allongement des études)</text:p>
      <text:p text:style-name="P8"/>
      <text:p text:style-name="P8">Population active++ entre 1950 et 1990 → augmentation de la quantité de travail</text:p>
      <text:p text:style-name="P8">→ contribution à une partie de la croissance </text:p>
      <text:p text:style-name="P8">Après 90-95, stagnat° de la pop active et 15+, dc quantité de travail ne contribue plus à la croissance</text:p>
      <text:p text:style-name="P8"/>
      <text:p text:style-name="P7"><text:span text:style-name="T1">[7] </text:span>4. Heures de travail réelles par mois en moyenne d'un travailleur régulier<text:span text:style-name="T1"> : → quantité de travail</text:span></text:p>
      <text:p text:style-name="P6">Diminution du nbre d'heures travaillées surtout à partir de 1960 :</text:p>
      <text:p text:style-name="P6">*1960-90 (-30h) : progrès technique et inves en capital</text:p>
      <text:p text:style-name="P6"><text:soft-page-break/>→ travail humain remplacé par machines meilleures (bcp de nouvelles machines plus productives, ou qui produisent mieux) dc destruction d'emplois peu qualifiés</text:p>
      <text:p text:style-name="P4">*à partir des 90' (90-00 : -20h) : précarisation de l'emploi et augmentation du travail à temps partiel</text:p>
      <text:p text:style-name="P4">→ baisse moyenne du nombre d'heures travaillées</text:p>
      <text:p text:style-name="P4"/>
      <text:p text:style-name="P6">Le nombre d'heures ne contribue pas tellement à la croissance en réalité (proportion verte sur [3])</text:p>
      <text:p text:style-name="P11"/>
      <text:p text:style-name="P8"/>
      <text:p text:style-name="P3"><text:span text:style-name="T1">[6] </text:span><text:span text:style-name="T3">5. Proportion de la population ayant validé le lycée</text:span> : → qualité de travail</text:p>
      <text:p text:style-name="P3">D'une part, meilleures machines == meilleures productions → qualité++</text:p>
      <text:p text:style-name="P3">D'autre part, population plus qualifiée (finir le lycée) == +productif et mieux se débrouiller → qualité++</text:p>
      <text:p text:style-name="P3">Ecole obligatoire jusqu'à la fin du collège</text:p>
      <text:p text:style-name="P3"/>
      <text:p text:style-name="P3">En 40 ans (70-10), 2* plus de gens en proportion finissent le lycée → augmentation générale du niveau d'étude/main-d'oeuvre plus qualifiée</text:p>
      <text:p text:style-name="P3">Car en même temps transformation de la nature du travail et exigence des entreprises++ :</text:p>
      <text:p text:style-name="P3">*les métiers manuels/peu qualifiés sont effectués par machines, donc disparaissent du marché du travail</text:p>
      <text:p text:style-name="P3">*et sont remplacés par des emplois nécessitant plus de qualifications intellectuelles</text:p>
      <text:p text:style-name="P3">(ex : nécessaire de savoir lire les kanji et utiliser ordi)</text:p>
      <text:p text:style-name="P3"/>
      <text:p text:style-name="P3">Jusqu'aux 80' : marché japonais tout le temps en manque de personnes qualifiées</text:p>
      <text:p text:style-name="P3">Depuis la crise (90') : on s'est retrouvé avec trop de gens qualifiés pour pas assez de postes qualifiés :)</text:p>
      <text:p text:style-name="P6"/>
      <text:p text:style-name="P2"><text:span text:style-name="T1">[9] </text:span>6. Progression du nombres d'employés par secteur d'activité<text:span text:style-name="T1"> :</text:span></text:p>
      <text:p text:style-name="P4">Primaire : grande diminut° constante de mdo (emploi non-qualifié, ne s'apprend pas à l'école)</text:p>
      <text:p text:style-name="P4">Secondaire : augmentation légère jusqu'aux 90'</text:p>
      <text:p text:style-name="P4">Tertiaire : grande augmentation (plus de qualifications nécessaires que dans primaire/secondaire en général)</text:p>
      <text:p text:style-name="P4">→ transfert de la main-d'oeuvre de primaire et secondaire vers tertiaire</text:p>
      <text:p text:style-name="P4"/>
      <text:p text:style-name="P2"><text:span text:style-name="T1">[10] </text:span>7. Progression de la proportion des secteurs<text:span text:style-name="T1"> :</text:span></text:p>
      <text:p text:style-name="P4">Indique à peu près la même chose que [9] en terme de valeur ajoutée → évolution proportionnelle</text:p>
      <text:p text:style-name="P4">(ex : main-d'oeuvre dans un secteur++, autant de val aj++ dans ce secteur)</text:p>
      <text:p text:style-name="P4">Impact des évolutions techniques moins important que dans le période d'avant-guerre</text:p>
      <text:p text:style-name="P12"/>
      <text:p text:style-name="P6"/>
      <text:p text:style-name="P2"><text:span text:style-name="T1">[13] </text:span>8. Inégalité des salaires au Japon<text:span text:style-name="T1"> :</text:span></text:p>
      <text:p text:style-name="P4">Coefficient de Gini mesure inégalité des salaires, donc différence/écart des salaires les plus haut et les plus bas (mais économistes pas d'accord entre eux pour la formule donc plusieurs courbes...)</text:p>
      <text:p text:style-name="P4">+ coeff grand, + société inégalitaire, à l'inverse, + c'est petit, + la société est égalitaire</text:p>
      <text:p text:style-name="P4"/>
      <text:p text:style-name="P4">Quelque soit la formule, coefficient plus élevé avant-guerre qu'après</text:p>
      <text:p text:style-name="P4">→ période d'après-guerre plus égalitaire en terme de salaire</text:p>
      <text:p text:style-name="P4">→ croissance profite globalement à tout le monde : écart entre salaire très élevé et très bas pas si grand (salaire des plus pauvres++, mais pas tellement celui des grands patrons)</text:p>
      <text:p text:style-name="P4">Impression générale de « tout le monde appartient à la classe moyenne » :)</text:p>
      <text:p text:style-name="P4"/>
      <text:p text:style-name="P4">A partir de 80', tendance à la hausse (on le voit bien sur la bleue) donc augmentation des inégalités → effet de la crise (différence entre emploi à temps partiel et emploi à vie se manifeste) quand la croissance s'arrête</text:p>
      <text:p text:style-name="P4"/>
      <text:p text:style-name="P2"><text:span text:style-name="T1">[12] </text:span>Courbes des salaires selon tranches d'âge et sexe<text:span text:style-name="T1"> :</text:span></text:p>
      <text:p text:style-name="P4">Salaires hommes &gt;&gt; salaires femmes quelque soit tranche d'âge et année de mesure (76, 95 <text:span text:style-name="T7">ou 19</text:span>)</text:p>
      <text:p text:style-name="P4">Salaire homme~2*salaire femme, alors que presque même point de départ vers 19-24 ans</text:p>
      <text:p text:style-name="P4">→ inégalités se creusent de + en + au fil des années (même si rétrécissement en fin de carrière)</text:p>
      <text:p text:style-name="P4"/>
      <text:p text:style-name="P4">Cherche de + en + à établir égalité des salaires H-F, mais écart entre les deux toujours très important</text:p>
      <text:p text:style-name="P6">Rétrécissement des écarts en 95 == + de personnes dans tertiaire où - besoin de force physique, dc logiquemt + de femmes embauchées aussi (85 : loi d'égalité des chances d'embauche) et - d'inégalités de salaires (?)</text:p>
      <text:p text:style-name="P4"><text:soft-page-break/></text:p>
      <text:p text:style-name="P2"><text:span text:style-name="T1">[14] </text:span>9. Nombres de morts et de blessés liés aux accidents du travail<text:span text:style-name="T1"> : → qualité de travail</text:span></text:p>
      <text:p text:style-name="P5">Courbe rouge : nombre de morts</text:p>
      <text:p text:style-name="P5">Courbe noire : nombre d'accidents liés au travail </text:p>
      <text:p text:style-name="P5">Qualité du travail : pas que productivité de mdo, mais aussi santé des travailleurs après avoir travailler</text:p>
      <text:p text:style-name="P4"/>
      <text:p text:style-name="P4">Baisse générale du nombre d'accidents à partir de 80' car remplacement de machines par - dangereuses</text:p>
      <text:p text:style-name="P4">→ amélioration des conditions de travail (au moins dans usines)</text:p>
      <text:p text:style-name="P4"/>
      <text:p text:style-name="P5">Depuis 10' : courbe repart à la hausse car reconnaissance burn out/stress/dépression en tant que maladie lié au travail, mais pas avant</text:p>
      <text:p text:style-name="P12"/>
      <text:p text:style-name="P6"/>
      <text:p text:style-name="P2"><text:span text:style-name="T1">[8] </text:span>10. Efficacité des investissements (dans équipements)<text:span text:style-name="T1"> :</text:span></text:p>
      <text:p text:style-name="P5">Efficacité des inves = val ajoutée/actifs immobilisés[=qté d'argent investit en machines/équipements]</text:p>
      <text:p text:style-name="P4"/>
      <text:p text:style-name="P4">Efficacité des inves important vers 75'</text:p>
      <text:p text:style-name="P4">Pic vers 80 puis diminution et stagnation/diminution depuis 95'</text:p>
      <text:p text:style-name="P4">→ continue d'investir, mais inves pas rentabilisés/efficaces car perte clientèle dûe à la crise (dc - de ventes)</text:p>
      <text:p text:style-name="P10"/>
      <text:p text:style-name="P4"/>
      <text:p text:style-name="P2"><text:span text:style-name="T1">[11] </text:span>11. Evolution du revenu fiscal de l'Etat<text:span text:style-name="T1"> :</text:span></text:p>
      <text:p text:style-name="P5">Courbe bleue : revenu de l'Etat</text:p>
      <text:p text:style-name="P5">Courbe rouge : dépense de l'Etat</text:p>
      <text:p text:style-name="P5">Batons = écart entre les deux (dettes publiques)</text:p>
      <text:p text:style-name="P5">Quand éco se porte bien, Etat a plus de revenu</text:p>
      <text:p text:style-name="P4"/>
      <text:p text:style-name="P4">Ecart des courbes pas très important pendant période de croissance (Etat ne s'occupe pas trop des prestations sociales comme retraite, donc moins de dépense jusqu'aux 90' ; inves dans éduc)</text:p>
      <text:p text:style-name="P4">→ peu de dettes</text:p>
      <text:p text:style-name="P4"/>
      <text:p text:style-name="P4">90' : Etat a dû agir pendant la crise, donc dépense de l'Etat++ ac //t diminution du revenu (+agir pr retraite)</text:p>
      <text:p text:style-name="P4">→ écart entre dépense et revenu se creuse énormément, dettes++</text:p>
      <text:p text:style-name="P25"/>
      <text:p text:style-name="P23"/>
      <text:p text:style-name="P15">*[1] [2] [5] [15] : tendance générale à hausse de l'économie (PIB, taux de croissance du PIB et PIB par habitant) depuis 60 ans (et aussi de la pollution de l'air)</text:p>
      <text:p text:style-name="P15">*[3] : facteurs de production et leur influence sur l'économie → limite ?</text:p>
      <text:p text:style-name="Standard"><text:span text:style-name="T13">→</text:span><text:span text:style-name="T12"> [4] [7] : quantité de </text:span><text:span text:style-name="T13">travail</text:span><text:span text:style-name="T12"> (augmentation de la population active, heures de travail moyen)</text:span></text:p>
      <text:p text:style-name="Standard"><text:span text:style-name="T13">→</text:span><text:span text:style-name="T12"> [6] [9] [10] : qualité de </text:span><text:span text:style-name="T13">travail</text:span><text:span text:style-name="T12"> (mdo qualifiée++, transfert de secteur vers secteurs +qualifiés)</text:span></text:p>
      <text:p text:style-name="Standard"><text:span text:style-name="T14">→</text:span><text:span text:style-name="T6"> [13] [12] [14] : </text:span><text:span text:style-name="T14">travail</text:span><text:span text:style-name="T6"> rémunérateur (permet aux gens de vivre) et égalitaire H-F ? moins dangereux pr travailleurs ? </text:span></text:p>
      <text:p text:style-name="Standard"><text:span text:style-name="T15">→</text:span><text:span text:style-name="T12"> [8] : investissement en </text:span><text:span text:style-name="T15">capital</text:span><text:span text:style-name="T12"> (efficacité/rentabilisation)</text:span></text:p>
      <text:p text:style-name="P24">*[11] : le rôle de l'Etat pendant la crise pr faire redémarrer l'éco</text:p>
      <text:p text:style-name="P25"/>
      <text:p text:style-name="P23"/>
      <text:p text:style-name="Standard">2 périodes : 60-80' et 90'-00 (haute croissance et pendant la crise) mais tendance générale à croissance de l'éco dep 60'</text:p>
      <text:p text:style-name="Standard">Croissance éco permise par : facteurs de production (quantité/qualité de travail et investissement en capital) et progrès techniques</text:p>
      <text:p text:style-name="P18"><text:span text:style-name="T8">Croissance extensive</text:span><text:span text:style-name="T10"> (augmenter fac de prod en qté), </text:span><text:span text:style-name="T8">intensive</text:span><text:span text:style-name="T10"> (aug efficacité des fac de prod grâce à prog tech) et </text:span><text:span text:style-name="T8">endogène</text:span><text:span text:style-name="T10"> </text:span></text:p>
      <text:p text:style-name="P18"><text:span text:style-name="T10">(argent → prog tech/inves pub → connaiss/santé==niveau de vie général → prog tech → ...)</text:span></text:p>
      <text:p text:style-name="P20"><text:span text:style-name="T11">→</text:span><text:span text:style-name="T9"> quels sont les mécanismes de la croissance qui ont permis la haute croissance du Japon des 60'-90 et dont l'efficacité moindre pdt crise (90-00) a causé une moins forte croissance ?</text:span></text:p>
      <text:p text:style-name="P15"><text:soft-page-break/></text:p>
      <text:p text:style-name="P15"/>
      <text:p text:style-name="P15">Transition [3] : qté de travail et capital dc croiss extensive au Japon pdt 60'-00 == cause de HC ?</text:p>
      <text:p text:style-name="P16"><text:span text:style-name="T12">I. Croissance extensive</text:span><text:span text:style-name="T11"> (augmentation de qté mdo et capital) </text:span><text:span text:style-name="T12">à l'origine de la HC ?</text:span></text:p>
      <text:p text:style-name="P16"><text:span text:style-name="T12">I.A. Fac++ </text:span><text:span text:style-name="T11">→</text:span><text:span text:style-name="T12"> croiss++</text:span></text:p>
      <text:p text:style-name="Standard"><text:span text:style-name="T4">60-80'</text:span><text:span text:style-name="T11"> : efficacité inves en capital ([8]), qté de travail++ (contribut° à croiss [3], pop active++ [4])</text:span></text:p>
      <text:p text:style-name="P16"><text:span text:style-name="T12">I.B. Fac-- </text:span><text:span text:style-name="T11">→</text:span><text:span text:style-name="T12"> croiss--</text:span></text:p>
      <text:p text:style-name="Standard"><text:span text:style-name="T11">De + </text:span><text:span text:style-name="T4">90'</text:span><text:span text:style-name="T11"> : qté de trav-- (pop active-- [4], réd h trav [7]) dc croiss - forte ([1][2][5]) → néc des 2</text:span></text:p>
      <text:p text:style-name="P21">I.C. Mais croiss ext n'esplique pas totalement HC et surtt sa fin, même si joue un rôle</text:p>
      <text:p text:style-name="P22"><text:span text:style-name="T3">Limite</text:span><text:span text:style-name="T1"> </text:span>: qté trav-- déjà dep 60' (réd h trav [7]) alors que tj en HC ; inves trop imp ds cap contre-prod ([8])</text:p>
      <text:p text:style-name="Standard"><text:span text:style-name="T12">population active-- [4], néc de meilleures machines + rentables → prog tech [3]</text:span></text:p>
      <text:p text:style-name="P15"/>
      <text:p text:style-name="P15">Transition [3] : qualité trav et prog tech dc croiss intensive → a surtt permis haute croiss 70-90</text:p>
      <text:p text:style-name="P16"><text:span text:style-name="T12">II. Croissance intensive</text:span><text:span text:style-name="T11"> (amélioration qualité mdo et machines plus performées) </text:span><text:span text:style-name="T12">à l'orig de</text:span><text:span text:style-name="T11"> </text:span><text:span text:style-name="T12">HC ?</text:span></text:p>
      <text:p text:style-name="P16"><text:span text:style-name="T12">II.A.</text:span><text:span text:style-name="T11"> </text:span><text:span text:style-name="T12">Fac++ </text:span><text:span text:style-name="T11">→</text:span><text:span text:style-name="T12"> croiss++</text:span></text:p>
      <text:p text:style-name="P16"><text:span text:style-name="T4">60'-80'</text:span><text:span text:style-name="T11"> : qual trav++ (personnel + qualif [6]), prog techn (machines + qualif aussi [7] dc h trav--)</text:span></text:p>
      <text:p text:style-name="Standard"><text:span text:style-name="T9">II.B. Croiss int </text:span><text:span text:style-name="T11">→</text:span><text:span text:style-name="T9"> meilleure niveau de vie </text:span><text:span text:style-name="T11">→</text:span><text:span text:style-name="T9"> croissance == endogène </text:span><text:span text:style-name="T11">(argent → prog tech/inves pub → connaiss/santé==niveau de vie général → PT →…)</text:span></text:p>
      <text:p text:style-name="P17"><text:span text:style-name="T12">amélioration conditions de trav (accidents-- [14] dc santé++, coeff de Gini-- [13] dc salaire++, égalité H-F++ [12]) et connaiss pop (étude++ [6], inves Etat dans éduc [11]) </text:span></text:p>
      <text:p text:style-name="P17"><text:span text:style-name="T12">→ </text:span><text:span text:style-name="T5">am du niveau de vie général</text:span><text:span text:style-name="T12"> et transf nat du trav (exigence++ entrepr [6], tertiaire++ [9])</text:span></text:p>
      <text:p text:style-name="P17"><text:span text:style-name="T12">→ croiss int est endogène (prog tech néc mdo +qualif et mdo +qualif favorise prog tech)</text:span></text:p>
      <text:p text:style-name="P16"><text:span text:style-name="T12">II.C.</text:span><text:span text:style-name="T11"> L</text:span><text:span text:style-name="T12">imite de croiss int dans 90', fin de HC //t</text:span></text:p>
      <text:p text:style-name="P16"><text:span text:style-name="T4">Croiss + marginale</text:span><text:span text:style-name="T11"> : pas de prog tech « révolutionnaire » ([9] et [10] prop, [3]), alors que pers qualif++ ([6][9]) et amé niv de vie géné (II.B.) → croiss plus end (R&amp;D ne suit plus cadence)</text:span></text:p>
      <text:p text:style-name="Standard"><text:span text:style-name="T11">+ ttes sortes de </text:span><text:span text:style-name="T4">pb</text:span><text:span text:style-name="T11"> (vieillissement [4], pollution [15], crise) dc productivité-- et argent-- en général (revenu de l'Etat-- [11], inégalités de salaire++ [13])</text:span></text:p>
      <text:p text:style-name="Standard"><text:span text:style-name="T11">→ fin de HC même si effort de l'Etat pour y remédier (contraction dettes++ pr relancer croissance)</text:span></text:p>
      <text:p text:style-name="P14"/>
      <text:p text:style-name="P24"><text:span text:style-name="T8">CCL</text:span> : croiss int permet HC et + particulièrement croiss end → H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MS PMincho" style:font-size-asian="12pt" style:language-asian="ja" style:country-asian="JP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PGothic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1-18T17:31:27.16</meta:creation-date>
    <dc:date>2020-11-30T21:03:05.80</dc:date>
    <meta:editing-duration>PT22H21M6S</meta:editing-duration>
    <meta:editing-cycles>181</meta:editing-cycles>
    <meta:generator>OpenOffice/4.1.7$Win32 OpenOffice.org_project/417m1$Build-9800</meta:generator>
    <meta:document-statistic meta:table-count="0" meta:image-count="0" meta:object-count="0" meta:page-count="4" meta:paragraph-count="129" meta:word-count="1990" meta:character-count="11743"/>
  </office:meta>
</office:document-meta>
</file>